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onospace"/>
    <style:font-face style:name="Open Sans" svg:font-family="'Open Sans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50bc559" officeooo:paragraph-rsid="001f30af"/>
    </style:style>
    <style:style style:name="P2" style:family="paragraph" style:parent-style-name="Text_20_body">
      <style:text-properties fo:font-size="16pt" officeooo:rsid="001f30af" officeooo:paragraph-rsid="001f30af" style:font-size-asian="16pt" style:font-size-complex="16pt"/>
    </style:style>
    <style:style style:name="P3" style:family="paragraph" style:parent-style-name="Text_20_body">
      <style:text-properties fo:font-size="16pt" officeooo:rsid="050bc559" officeooo:paragraph-rsid="001f30af" style:font-size-asian="16pt" style:font-size-complex="16pt"/>
    </style:style>
    <style:style style:name="P4" style:family="paragraph" style:parent-style-name="Text_20_body">
      <style:text-properties officeooo:rsid="001f6141" officeooo:paragraph-rsid="001f6141"/>
    </style:style>
    <style:style style:name="P5" style:family="paragraph" style:parent-style-name="Text_20_body">
      <style:text-properties fo:color="#800000" officeooo:rsid="001f6141" officeooo:paragraph-rsid="001f6141" fo:background-color="#dddddd"/>
    </style:style>
    <style:style style:name="P6" style:family="paragraph" style:parent-style-name="Text_20_body">
      <style:text-properties officeooo:rsid="0022e8ca" officeooo:paragraph-rsid="0022e8ca"/>
    </style:style>
    <style:style style:name="P7" style:family="paragraph" style:parent-style-name="Text_20_body">
      <style:text-properties officeooo:rsid="00246df0" officeooo:paragraph-rsid="00246df0"/>
    </style:style>
    <style:style style:name="P8" style:family="paragraph" style:parent-style-name="Standard">
      <style:text-properties fo:color="#800000" officeooo:rsid="001f30af" officeooo:paragraph-rsid="001f30af" fo:background-color="#dddddd"/>
    </style:style>
    <style:style style:name="P9" style:family="paragraph" style:parent-style-name="Standard">
      <style:text-properties fo:font-size="18pt" officeooo:rsid="001f30af" officeooo:paragraph-rsid="001f30af" style:font-size-asian="18pt" style:font-size-complex="18pt"/>
    </style:style>
    <style:style style:name="P10" style:family="paragraph" style:parent-style-name="Standard">
      <style:text-properties officeooo:paragraph-rsid="001f30af"/>
    </style:style>
    <style:style style:name="T1" style:family="text">
      <style:text-properties officeooo:rsid="050bc5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lexbox will help us align form elements for our UI, but it would impact too many inputs if we make the form a flex container. Let's group some items to have them display on a single flex line.</text:p>
      <text:p text:style-name="P9">To start, we have .fieldsets-group set to display: flex; in the forms.css file.</text:p>
      <text:p text:style-name="P9"> Add the fieldsets-group flex container class to the div containing the location fieldsets.</text:p>
      <text:p text:style-name="P9">Solución</text:p>
      <text:p text:style-name="P9"/>
      <text:p text:style-name="P8">&lt;form&gt;</text:p>
      <text:p text:style-name="P8"><text:s text:c="2"/>&lt;div class='fieldsets-group'&gt;</text:p>
      <text:p text:style-name="P8"><text:s text:c="2"/>&lt;div class='fieldset fieldset-1of2'&gt;</text:p>
      <text:p text:style-name="P8"><text:s text:c="4"/>&lt;label&gt;First Name&lt;/label&gt;</text:p>
      <text:p text:style-name="P8"><text:s text:c="4"/>&lt;input placeholder='Scooby' type='text'&gt;</text:p>
      <text:p text:style-name="P8"><text:s text:c="2"/>&lt;/div&gt;</text:p>
      <text:p text:style-name="P8"><text:s text:c="2"/>&lt;div class='fieldset fieldset-1of2'&gt;</text:p>
      <text:p text:style-name="P8"><text:s text:c="4"/>&lt;label&gt;Last Name&lt;/label&gt;</text:p>
      <text:p text:style-name="P8"><text:s text:c="4"/>&lt;input placeholder='Doo' type='text'&gt;</text:p>
      <text:p text:style-name="P8"><text:s text:c="2"/>&lt;/div&gt;</text:p>
      <text:p text:style-name="P8"><text:s text:c="4"/>&lt;/div&gt;</text:p>
      <text:p text:style-name="P8"><text:s text:c="2"/>&lt;div class='fieldsets-group'&gt;</text:p>
      <text:p text:style-name="P8"><text:s text:c="4"/>&lt;label&gt;Email&lt;/label&gt;</text:p>
      <text:p text:style-name="P8"><text:s text:c="4"/>&lt;input placeholder='scoobydoo@email.com' type='email'&gt;</text:p>
      <text:p text:style-name="P8"><text:s text:c="2"/>&lt;/div&gt;</text:p>
      <text:p text:style-name="P8"><text:s text:c="2"/>&lt;div class=' fieldsets-group'&gt;</text:p>
      <text:p text:style-name="P8"><text:s text:c="4"/>&lt;label&gt;Street&lt;/label&gt;</text:p>
      <text:p text:style-name="P8"><text:s text:c="4"/>&lt;input placeholder='678 Street Name' type='text'&gt;</text:p>
      <text:p text:style-name="P8"><text:s text:c="2"/>&lt;/div&gt;</text:p>
      <text:p text:style-name="P8"><text:s text:c="2"/>&lt;div class='fieldsets-location <text:s/>fieldsets-group'&gt;</text:p>
      <text:p text:style-name="P8"><text:s text:c="4"/>&lt;div class=' fieldsets-group fieldset-city'&gt;</text:p>
      <text:p text:style-name="P8"><text:s text:c="6"/>&lt;label&gt;City&lt;/label&gt;</text:p>
      <text:p text:style-name="P8"><text:s text:c="6"/>&lt;input placeholder='Scaresville' type='text'&gt;</text:p>
      <text:p text:style-name="P8"><text:s text:c="4"/>&lt;/div&gt;</text:p>
      <text:p text:style-name="P8"><text:s text:c="4"/>&lt;div class=' fieldsets-group fieldset-state'&gt;</text:p>
      <text:p text:style-name="P8"><text:s text:c="6"/>&lt;label&gt;State&lt;/label&gt;</text:p>
      <text:p text:style-name="P8"><text:s text:c="6"/>&lt;select class='select-state'&gt;</text:p>
      <text:p text:style-name="P8"><text:s text:c="8"/>&lt;option value='AL'&gt;Alabama&lt;/option&gt;</text:p>
      <text:p text:style-name="P8"><text:s text:c="8"/>&lt;option value='AK'&gt;Alaska&lt;/option&gt;</text:p>
      <text:p text:style-name="P8"><text:s text:c="8"/>&lt;option value='AZ'&gt;Arizona&lt;/option&gt;</text:p>
      <text:p text:style-name="P8"><text:s text:c="8"/>&lt;option value='AR'&gt;Arkansas&lt;/option&gt;</text:p>
      <text:p text:style-name="P8"><text:s text:c="8"/>&lt;option value='CA'&gt;California&lt;/option&gt;</text:p>
      <text:p text:style-name="P8"><text:s text:c="8"/>&lt;option value='CO'&gt;Colorado&lt;/option&gt;</text:p>
      <text:p text:style-name="P8"><text:s text:c="8"/>&lt;option value='CT'&gt;Connecticut&lt;/option&gt;</text:p>
      <text:p text:style-name="P8"><text:s text:c="8"/>&lt;option value='DE'&gt;Delaware&lt;/option&gt;</text:p>
      <text:p text:style-name="P8"><text:s text:c="8"/>&lt;option value='DC'&gt;District Of Columbia&lt;/option&gt;</text:p>
      <text:p text:style-name="P8"><text:s text:c="8"/>&lt;option value='FL'&gt;Florida&lt;/option&gt;</text:p>
      <text:p text:style-name="P8"><text:s text:c="8"/>&lt;option value='GA'&gt;Georgia&lt;/option&gt;</text:p>
      <text:p text:style-name="P8"><text:s text:c="8"/>&lt;option value='HI'&gt;Hawaii&lt;/option&gt;</text:p>
      <text:p text:style-name="P8"><text:soft-page-break/><text:s text:c="8"/>&lt;option value='ID'&gt;Idaho&lt;/option&gt;</text:p>
      <text:p text:style-name="P8"><text:s text:c="8"/>&lt;option value='IL'&gt;Illinois&lt;/option&gt;</text:p>
      <text:p text:style-name="P8"><text:s text:c="8"/>&lt;option value='IN'&gt;Indiana&lt;/option&gt;</text:p>
      <text:p text:style-name="P8"><text:s text:c="8"/>&lt;option value='IA'&gt;Iowa&lt;/option&gt;</text:p>
      <text:p text:style-name="P8"><text:s text:c="8"/>&lt;option value='KS'&gt;Kansas&lt;/option&gt;</text:p>
      <text:p text:style-name="P8"><text:s text:c="8"/>&lt;option value='KY'&gt;Kentucky&lt;/option&gt;</text:p>
      <text:p text:style-name="P8"><text:s text:c="8"/>&lt;option value='LA'&gt;Louisiana&lt;/option&gt;</text:p>
      <text:p text:style-name="P8"><text:s text:c="8"/>&lt;option value='ME'&gt;Maine&lt;/option&gt;</text:p>
      <text:p text:style-name="P8"><text:s text:c="8"/>&lt;option value='MD'&gt;Maryland&lt;/option&gt;</text:p>
      <text:p text:style-name="P8"><text:s text:c="8"/>&lt;option value='MA'&gt;Massachusetts&lt;/option&gt;</text:p>
      <text:p text:style-name="P8"><text:s text:c="8"/>&lt;option value='MI'&gt;Michigan&lt;/option&gt;</text:p>
      <text:p text:style-name="P8"><text:s text:c="8"/>&lt;option value='MN'&gt;Minnesota&lt;/option&gt;</text:p>
      <text:p text:style-name="P8"><text:s text:c="8"/>&lt;option value='MS'&gt;Mississippi&lt;/option&gt;</text:p>
      <text:p text:style-name="P8"><text:s text:c="8"/>&lt;option value='MO'&gt;Missouri&lt;/option&gt;</text:p>
      <text:p text:style-name="P8"><text:s text:c="8"/>&lt;option value='MT'&gt;Montana&lt;/option&gt;</text:p>
      <text:p text:style-name="P8"><text:s text:c="8"/>&lt;option value='NE'&gt;Nebraska&lt;/option&gt;</text:p>
      <text:p text:style-name="P8"><text:s text:c="8"/>&lt;option value='NV'&gt;Nevada&lt;/option&gt;</text:p>
      <text:p text:style-name="P8"><text:s text:c="8"/>&lt;option value='NH'&gt;New Hampshire&lt;/option&gt;</text:p>
      <text:p text:style-name="P8"><text:s text:c="8"/>&lt;option value='NJ'&gt;New Jersey&lt;/option&gt;</text:p>
      <text:p text:style-name="P8"><text:s text:c="8"/>&lt;option value='NM'&gt;New Mexico&lt;/option&gt;</text:p>
      <text:p text:style-name="P8"><text:s text:c="8"/>&lt;option value='NY'&gt;New York&lt;/option&gt;</text:p>
      <text:p text:style-name="P8"><text:s text:c="8"/>&lt;option value='NC'&gt;North Carolina&lt;/option&gt;</text:p>
      <text:p text:style-name="P8"><text:s text:c="8"/>&lt;option value='ND'&gt;North Dakota&lt;/option&gt;</text:p>
      <text:p text:style-name="P8"><text:s text:c="8"/>&lt;option value='OH'&gt;Ohio&lt;/option&gt;</text:p>
      <text:p text:style-name="P8"><text:s text:c="8"/>&lt;option value='OK'&gt;Oklahoma&lt;/option&gt;</text:p>
      <text:p text:style-name="P8"><text:s text:c="8"/>&lt;option value='OR'&gt;Oregon&lt;/option&gt;</text:p>
      <text:p text:style-name="P8"><text:s text:c="8"/>&lt;option value='PA'&gt;Pennsylvania&lt;/option&gt;</text:p>
      <text:p text:style-name="P8"><text:s text:c="8"/>&lt;option value='RI'&gt;Rhode Island&lt;/option&gt;</text:p>
      <text:p text:style-name="P8"><text:s text:c="8"/>&lt;option value='SC'&gt;South Carolina&lt;/option&gt;</text:p>
      <text:p text:style-name="P8"><text:s text:c="8"/>&lt;option value='SD'&gt;South Dakota&lt;/option&gt;</text:p>
      <text:p text:style-name="P8"><text:s text:c="8"/>&lt;option value='TN'&gt;Tennessee&lt;/option&gt;</text:p>
      <text:p text:style-name="P8"><text:s text:c="8"/>&lt;option value='TX'&gt;Texas&lt;/option&gt;</text:p>
      <text:p text:style-name="P8"><text:s text:c="8"/>&lt;option value='UT'&gt;Utah&lt;/option&gt;</text:p>
      <text:p text:style-name="P8"><text:s text:c="8"/>&lt;option value='VT'&gt;Vermont&lt;/option&gt;</text:p>
      <text:p text:style-name="P8"><text:s text:c="8"/>&lt;option value='VA'&gt;Virginia&lt;/option&gt;</text:p>
      <text:p text:style-name="P8"><text:s text:c="8"/>&lt;option value='WA'&gt;Washington&lt;/option&gt;</text:p>
      <text:p text:style-name="P8"><text:s text:c="8"/>&lt;option value='WV'&gt;West Virginia&lt;/option&gt;</text:p>
      <text:p text:style-name="P8"><text:s text:c="8"/>&lt;option value='WI'&gt;Wisconsin&lt;/option&gt;</text:p>
      <text:p text:style-name="P8"><text:s text:c="8"/>&lt;option value='WY'&gt;Wyoming&lt;/option&gt;</text:p>
      <text:p text:style-name="P8"><text:s text:c="6"/>&lt;/select&gt;</text:p>
      <text:p text:style-name="P8"><text:s text:c="4"/>&lt;/div&gt;</text:p>
      <text:p text:style-name="P8"><text:s text:c="4"/>&lt;div class=' fieldsets-group fieldset-zip'&gt;</text:p>
      <text:p text:style-name="P8"><text:s text:c="6"/>&lt;label&gt;Zip&lt;/label&gt;</text:p>
      <text:p text:style-name="P8"><text:s text:c="6"/>&lt;input placeholder='12345' type='text'&gt;</text:p>
      <text:p text:style-name="P8"><text:s text:c="4"/>&lt;/div&gt;</text:p>
      <text:p text:style-name="P8"><text:s text:c="2"/>&lt;/div&gt;</text:p>
      <text:p text:style-name="P8">&lt;/form&gt;</text:p>
      <text:p text:style-name="P8"/>
      <text:p text:style-name="P8"/>
      <text:h text:style-name="Heading_20_1" text:outline-level="1"><text:soft-page-break/>Otro formulario</text:h>
      <text:p text:style-name="P2">When multiple items share a line in forms, we'd like them to be positioned at the start and end of the container. </text:p>
      <text:p text:style-name="P2">Use the property and selector that will add space between the items.</text:p>
      <text:p text:style-name="P10"><text:span text:style-name="T1">form {</text:span></text:p>
      <text:p text:style-name="P1"><text:s text:c="2"/>max-width: 700px;</text:p>
      <text:p text:style-name="P1"><text:s text:c="2"/>padding: 0 20px 20px 20px;</text:p>
      <text:p text:style-name="P1">}</text:p>
      <text:p text:style-name="P1"/>
      <text:p text:style-name="P1">input,</text:p>
      <text:p text:style-name="P1">label {</text:p>
      <text:p text:style-name="P1"><text:s text:c="2"/>display: block;</text:p>
      <text:p text:style-name="P1"><text:s text:c="2"/>width: 100%;</text:p>
      <text:p text:style-name="P1">}</text:p>
      <text:p text:style-name="P1"/>
      <text:p text:style-name="P1">label {</text:p>
      <text:p text:style-name="P1"><text:s text:c="2"/>font-weight: bold;</text:p>
      <text:p text:style-name="P1"><text:s text:c="2"/>margin-bottom: 5px;</text:p>
      <text:p text:style-name="P1">}</text:p>
      <text:p text:style-name="P1"/>
      <text:p text:style-name="P1">input,</text:p>
      <text:p text:style-name="P1">select {</text:p>
      <text:p text:style-name="P1"><text:s text:c="2"/>background: #f9f9f9;</text:p>
      <text:p text:style-name="P1"><text:s text:c="2"/>border: 1px solid #e5e5e5;</text:p>
      <text:p text:style-name="P1"><text:s text:c="2"/>border-radius: 8px;</text:p>
      <text:p text:style-name="P1"><text:s text:c="2"/>box-shadow: inset 0 1px 1px #e1e1e1;</text:p>
      <text:p text:style-name="P1"><text:s text:c="2"/>font-size: 16px;</text:p>
      <text:p text:style-name="P1"><text:s text:c="2"/>padding: 8px;</text:p>
      <text:p text:style-name="P1">}</text:p>
      <text:p text:style-name="P1"/>
      <text:p text:style-name="P1">.select-state {</text:p>
      <text:p text:style-name="P1"><text:soft-page-break/><text:s text:c="2"/>width: 100%;</text:p>
      <text:p text:style-name="P1">}</text:p>
      <text:p text:style-name="P1"/>
      <text:p text:style-name="P1">.fieldset {</text:p>
      <text:p text:style-name="P1"><text:s text:c="2"/>margin-top: 20px;</text:p>
      <text:p text:style-name="P1">}</text:p>
      <text:p text:style-name="P1"/>
      <text:p text:style-name="P1">.fieldsets-group {</text:p>
      <text:p text:style-name="P1"><text:s text:c="2"/>display: flex;</text:p>
      <text:p text:style-name="P1"><text:s text:c="2"/>justify-content: space-between;</text:p>
      <text:p text:style-name="P1">}</text:p>
      <text:p text:style-name="P1"/>
      <text:p text:style-name="P1">.fieldset-1of2 + .fieldset-1of2 {</text:p>
      <text:p text:style-name="P1"><text:s text:c="2"/>margin-left: 30px;</text:p>
      <text:p text:style-name="P1">}</text:p>
      <text:p text:style-name="P1"/>
      <text:p text:style-name="P1">.fieldset-state {</text:p>
      <text:p text:style-name="P1"><text:s text:c="2"/>padding-right: 15px;</text:p>
      <text:p text:style-name="P1">}</text:p>
      <text:p text:style-name="P1"/>
      <text:p text:style-name="P1">.fieldset-zip {</text:p>
      <text:p text:style-name="P1"><text:s text:c="2"/>padding-left: 15px;</text:p>
      <text:p text:style-name="P1">}</text:p>
      <text:p text:style-name="P1"/>
      <text:p text:style-name="P1">@media screen and (min-width: 600px) {</text:p>
      <text:p text:style-name="P1"/>
      <text:p text:style-name="P1"><text:s text:c="2"/>.fieldset-state {</text:p>
      <text:p text:style-name="P1"><text:s text:c="4"/>padding-left: 30px;</text:p>
      <text:p text:style-name="P1"><text:s text:c="2"/>}</text:p>
      <text:p text:style-name="P1"/>
      <text:p text:style-name="P1">}</text:p>
      <text:p text:style-name="P3"><text:soft-page-break/></text:p>
      <text:h text:style-name="Heading_20_1" text:outline-level="1">otro formulario</text:h>
      <text:p text:style-name="P4">Let's have our form fields take up as much space as they can by growing their containers</text:p>
      <text:p text:style-name="P4">Use the flexbox property and value to have .fieldset grow.</text:p>
      <text:p text:style-name="P4">We want the city input in our form to have as much space as possible for people to read what they are inputting. So, let's make sure it doesn't get smaller. </text:p>
      <text:p text:style-name="P4">Use the flexbox property and value to set .fieldset-city to not shrink.</text:p>
      <text:p text:style-name="P4"/>
      <text:p text:style-name="P4">form {</text:p>
      <text:p text:style-name="P4"><text:s text:c="2"/>max-width: 700px;</text:p>
      <text:p text:style-name="P4"><text:s text:c="2"/>padding: 0 20px 20px 20px;</text:p>
      <text:p text:style-name="P4">}</text:p>
      <text:p text:style-name="P4">input,</text:p>
      <text:p text:style-name="P4">label {</text:p>
      <text:p text:style-name="P4"><text:s text:c="2"/>display: block;</text:p>
      <text:p text:style-name="P4"><text:s text:c="2"/>width: 100%;</text:p>
      <text:p text:style-name="P4">}</text:p>
      <text:p text:style-name="P4">label {</text:p>
      <text:p text:style-name="P4"><text:s text:c="2"/>font-weight: bold;</text:p>
      <text:p text:style-name="P4"><text:s text:c="2"/>margin-bottom: 5px;</text:p>
      <text:p text:style-name="P4">}</text:p>
      <text:p text:style-name="P4"/>
      <text:p text:style-name="P4">input,</text:p>
      <text:p text:style-name="P4">select {</text:p>
      <text:p text:style-name="P4"><text:s text:c="2"/>background: #f9f9f9;</text:p>
      <text:p text:style-name="P4"><text:s text:c="2"/>border: 1px solid #e5e5e5;</text:p>
      <text:p text:style-name="P4"><text:s text:c="2"/>border-radius: 8px;</text:p>
      <text:p text:style-name="P4"><text:s text:c="2"/>box-shadow: inset 0 1px 1px #e1e1e1;</text:p>
      <text:p text:style-name="P4"><text:s text:c="2"/>font-size: 16px;</text:p>
      <text:p text:style-name="P4"><text:s text:c="2"/>padding: 8px;</text:p>
      <text:p text:style-name="P4"><text:soft-page-break/>}</text:p>
      <text:p text:style-name="P4"/>
      <text:p text:style-name="P4">.select-state {</text:p>
      <text:p text:style-name="P4"><text:s text:c="2"/>width: 100%;</text:p>
      <text:p text:style-name="P4">}</text:p>
      <text:p text:style-name="P4"/>
      <text:p text:style-name="P4">.fieldset {</text:p>
      <text:p text:style-name="P5"><text:s text:c="4"/>flex-grow: 1;</text:p>
      <text:p text:style-name="P4"><text:s text:c="2"/>margin-top: 20px;</text:p>
      <text:p text:style-name="P4">}</text:p>
      <text:p text:style-name="P4"/>
      <text:p text:style-name="P4">.fieldsets-group {</text:p>
      <text:p text:style-name="P4"><text:s text:c="2"/>display: flex;</text:p>
      <text:p text:style-name="P4"><text:s text:c="2"/>justify-content: space-between;</text:p>
      <text:p text:style-name="P4">}</text:p>
      <text:p text:style-name="P4"/>
      <text:p text:style-name="P4">.fieldset-1of2 + .fieldset-1of2 {</text:p>
      <text:p text:style-name="P4"><text:s text:c="2"/>margin-left: 30px;</text:p>
      <text:p text:style-name="P4">}</text:p>
      <text:p text:style-name="P4">.fieldset-city {</text:p>
      <text:p text:style-name="P4"><text:s text:c="2"/>flex-shrink: 0;</text:p>
      <text:p text:style-name="P4">}</text:p>
      <text:p text:style-name="P4"/>
      <text:p text:style-name="P4"/>
      <text:p text:style-name="P4">.fieldset-state {</text:p>
      <text:p text:style-name="P4"><text:s text:c="2"/>padding-right: 15px;</text:p>
      <text:p text:style-name="P4">}</text:p>
      <text:p text:style-name="P4"/>
      <text:p text:style-name="P4">.fieldset-zip {</text:p>
      <text:p text:style-name="P4"><text:s text:c="2"/>padding-left: 15px;</text:p>
      <text:p text:style-name="P4">}</text:p>
      <text:p text:style-name="P4"><text:soft-page-break/></text:p>
      <text:p text:style-name="P4">@media screen and (min-width: 600px) {</text:p>
      <text:p text:style-name="P4"/>
      <text:p text:style-name="P4"><text:s text:c="2"/>.fieldset-state {</text:p>
      <text:p text:style-name="P4"><text:s text:c="4"/>padding-left: 30px;</text:p>
      <text:p text:style-name="P4"><text:s text:c="2"/>}</text:p>
      <text:p text:style-name="P4"/>
      <text:p text:style-name="P4">}</text:p>
      <text:p text:style-name="P4"/>
      <text:p text:style-name="P4">.signIn-container {</text:p>
      <text:p text:style-name="P4"><text:s text:c="2"/>align-items: center;</text:p>
      <text:p text:style-name="P4"><text:s text:c="2"/>background: #fcfaff;</text:p>
      <text:p text:style-name="P4"><text:s text:c="2"/>display: flex;</text:p>
      <text:p text:style-name="P4"><text:s text:c="2"/>justify-content: center;</text:p>
      <text:p text:style-name="P4"><text:s text:c="2"/>min-height: 600px;</text:p>
      <text:p text:style-name="P4">}</text:p>
      <text:p text:style-name="P4"/>
      <text:p text:style-name="P4">.form-signIn {</text:p>
      <text:p text:style-name="P4"><text:s text:c="2"/>background: #ffffff;</text:p>
      <text:p text:style-name="P4"><text:s text:c="2"/>border: 1px solid #e5e5e5;</text:p>
      <text:p text:style-name="P4"><text:s text:c="2"/>border-radius: 4px;</text:p>
      <text:p text:style-name="P4"><text:s text:c="2"/>max-width: 360px;</text:p>
      <text:p text:style-name="P4"><text:s text:c="2"/>padding: 10px 30px 30px 30px;</text:p>
      <text:p text:style-name="P4">}</text:p>
      <text:p text:style-name="P4"/>
      <text:p text:style-name="P4">.btn-signIn {</text:p>
      <text:p text:style-name="P4"><text:s text:c="2"/>margin-top: 24px;</text:p>
      <text:p text:style-name="P4">}</text:p>
      <text:p text:style-name="P4"/>
      <text:p text:style-name="P4">.fieldset-signIn {</text:p>
      <text:p text:style-name="P4"><text:s text:c="2"/>display: flex;</text:p>
      <text:p text:style-name="P4"><text:soft-page-break/>}</text:p>
      <text:p text:style-name="P4"/>
      <text:p text:style-name="P4">.fieldset-icon {</text:p>
      <text:p text:style-name="P4"><text:s text:c="2"/>align-items: center;</text:p>
      <text:p text:style-name="P4"><text:s text:c="2"/>border: 1px solid #e5e5e5;</text:p>
      <text:p text:style-name="P4"><text:s text:c="2"/>border-right: 0;</text:p>
      <text:p text:style-name="P4"><text:s text:c="2"/>border-radius: 8px 0 0 8px;</text:p>
      <text:p text:style-name="P4"><text:s text:c="2"/>display: flex;</text:p>
      <text:p text:style-name="P4"><text:s text:c="2"/>padding: 0 8px;</text:p>
      <text:p text:style-name="P4">}</text:p>
      <text:p text:style-name="P4"/>
      <text:p text:style-name="P4">.fieldset-signIn input {</text:p>
      <text:p text:style-name="P4"><text:s text:c="2"/>border-radius: 0 8px 8px 0;</text:p>
      <text:p text:style-name="P4">}</text:p>
      <text:p text:style-name="P4"/>
      <text:p text:style-name="P4">@media screen and (min-width: 420px) {</text:p>
      <text:p text:style-name="P4"><text:s text:c="2"/>.fieldset-signIn {</text:p>
      <text:p text:style-name="P4"><text:s text:c="4"/>min-width: 280px;</text:p>
      <text:p text:style-name="P4"><text:s text:c="2"/>}</text:p>
      <text:p text:style-name="P4">}</text:p>
      <text:p text:style-name="P6">We've added some space around items with padding. Now we want to use flexbox to reduce any lines to two items and set those items to split the space. </text:p>
      <text:p text:style-name="P6">The line with the three items feels a bit cramped. Use the flexbox property and value to have those items wrap </text:p>
      <text:p text:style-name="P6">Set .fieldset-city to have a flex-basis of 100%.</text:p>
      <text:p text:style-name="P6"><text:line-break/>Set .fieldset-state, .fieldset-zip, and .fieldset-1of2 to have a flex-basis of 50%. </text:p>
      <text:p text:style-name="P6">.fieldsets-location {</text:p>
      <text:p text:style-name="P6"><text:s text:c="2"/>flex-wrap: wrap;</text:p>
      <text:p text:style-name="P6">}</text:p>
      <text:p text:style-name="P6"/>
      <text:p text:style-name="P6">.fieldset-city {</text:p>
      <text:p text:style-name="P6"><text:soft-page-break/><text:s text:c="4"/>flex-basis: 100%;</text:p>
      <text:p text:style-name="P6"><text:s text:c="2"/>flex-shrink: 0;</text:p>
      <text:p text:style-name="P6">}</text:p>
      <text:p text:style-name="P6"/>
      <text:p text:style-name="P6">.fieldset-state {</text:p>
      <text:p text:style-name="P6"><text:s text:c="6"/>flex-basis: 50%;</text:p>
      <text:p text:style-name="P6"><text:s text:c="2"/>padding-right: 15px;</text:p>
      <text:p text:style-name="P6">}</text:p>
      <text:p text:style-name="P6"/>
      <text:p text:style-name="P6">.fieldset-zip {</text:p>
      <text:p text:style-name="P6"><text:s text:c="2"/>flex-basis: 50%;</text:p>
      <text:p text:style-name="P6"><text:s text:c="2"/>padding-left: 15px;</text:p>
      <text:p text:style-name="P6">}</text:p>
      <text:p text:style-name="P6"/>
      <text:p text:style-name="P6">.fieldset-1of2 {</text:p>
      <text:p text:style-name="P6"><text:s text:c="2"/>flex-basis: 50%;</text:p>
      <text:p text:style-name="P6">}</text:p>
      <text:p text:style-name="P6">When there's enough room, we want to have the location items share a single line. Let's make some changes once the width is at least 600px. </text:p>
      <text:p text:style-name="P6">Use the flex-basis property to set .fieldset-city to 50%.</text:p>
      <text:p text:style-name="P6"><text:line-break/>@media screen and (min-width: 600px) {</text:p>
      <text:p text:style-name="P6"/>
      <text:p text:style-name="P6"><text:s text:c="2"/>.fieldset-city {</text:p>
      <text:p text:style-name="P6"><text:s text:c="4"/>flex-basis: 50%</text:p>
      <text:p text:style-name="P6"><text:s text:c="2"/>}</text:p>
      <text:p text:style-name="P6"/>
      <text:p text:style-name="P6">Use the flex-basis property to set .fieldset-state to 35%.</text:p>
      <text:p text:style-name="P6">.fieldset-state {</text:p>
      <text:p text:style-name="P6"><text:s text:c="4"/>flex-basis: 35%;</text:p>
      <text:p text:style-name="P6"><text:s text:c="4"/>padding-left: 30px;</text:p>
      <text:p text:style-name="P6"><text:soft-page-break/><text:s text:c="2"/>}</text:p>
      <text:p text:style-name="P6"><text:line-break/>Use the flex-basis property to set .fieldset-zip to 15%.</text:p>
      <text:p text:style-name="P6"/>
      <text:p text:style-name="P6"/>
      <text:p text:style-name="P6">We want the Sign In button to be positioned to the right side of the form. To achieve this in a flex container, we'll have to override the default style. </text:p>
      <text:p text:style-name="P6">Make .form-signIn a flex container with a columndirection. </text:p>
      <text:p text:style-name="P6">&lt;div class='signIn-container'&gt;</text:p>
      <text:p text:style-name="P6"><text:s text:c="2"/>&lt;form class='form-signIn'&gt;</text:p>
      <text:p text:style-name="P6"><text:s text:c="4"/>&lt;div class='fieldset fieldset-email'&gt;</text:p>
      <text:p text:style-name="P6"><text:s text:c="6"/>&lt;label&gt;Email&lt;/label&gt;</text:p>
      <text:p text:style-name="P6"><text:s text:c="6"/>&lt;div class='fieldset-signIn'&gt;</text:p>
      <text:p text:style-name="P6"><text:s text:c="8"/>&lt;div class='fieldset-icon'&gt;</text:p>
      <text:p text:style-name="P6"><text:s text:c="10"/>&lt;img src='assets/images/icon-email.svg' width='15' /&gt;</text:p>
      <text:p text:style-name="P6"><text:s text:c="8"/>&lt;/div&gt;</text:p>
      <text:p text:style-name="P6"><text:s text:c="8"/>&lt;input id='signIn-email' type='email' /&gt;</text:p>
      <text:p text:style-name="P6"><text:s text:c="6"/>&lt;/div&gt;</text:p>
      <text:p text:style-name="P6"><text:s text:c="4"/>&lt;/div&gt;</text:p>
      <text:p text:style-name="P6"><text:s text:c="4"/>&lt;div class='fieldset'&gt;</text:p>
      <text:p text:style-name="P6"><text:s text:c="6"/>&lt;label&gt;Password&lt;/label&gt;</text:p>
      <text:p text:style-name="P6"><text:s text:c="6"/>&lt;div class='fieldset-signIn'&gt;</text:p>
      <text:p text:style-name="P6"><text:s text:c="8"/>&lt;div class='fieldset-icon'&gt;</text:p>
      <text:p text:style-name="P6"><text:s text:c="10"/>&lt;img src='assets/images/icon-lock.svg' width='15' /&gt;</text:p>
      <text:p text:style-name="P6"><text:s text:c="8"/>&lt;/div&gt;</text:p>
      <text:p text:style-name="P6"><text:s text:c="8"/>&lt;input id='signIn-password' type='password' /&gt;</text:p>
      <text:p text:style-name="P6"><text:s text:c="6"/>&lt;/div&gt;</text:p>
      <text:p text:style-name="P6"><text:s text:c="4"/>&lt;/div&gt;</text:p>
      <text:p text:style-name="P6"><text:s text:c="4"/>&lt;button class='btn btn-signIn'&gt;Sign In&lt;/button&gt;</text:p>
      <text:p text:style-name="P6"><text:s text:c="2"/>&lt;/form&gt;</text:p>
      <text:p text:style-name="P6">&lt;/div&gt; </text:p>
      <text:p text:style-name="P6"><text:soft-page-break/>form {</text:p>
      <text:p text:style-name="P6"><text:s text:c="2"/>max-width: 700px;</text:p>
      <text:p text:style-name="P6"><text:s text:c="2"/>padding: 0 20px 20px 20px;</text:p>
      <text:p text:style-name="P6">}</text:p>
      <text:p text:style-name="P6"/>
      <text:p text:style-name="P6">input,</text:p>
      <text:p text:style-name="P6">label {</text:p>
      <text:p text:style-name="P6"><text:s text:c="2"/>display: block;</text:p>
      <text:p text:style-name="P6"><text:s text:c="2"/>width: 100%;</text:p>
      <text:p text:style-name="P6">}</text:p>
      <text:p text:style-name="P6"/>
      <text:p text:style-name="P6">label {</text:p>
      <text:p text:style-name="P6"><text:s text:c="2"/>font-weight: bold;</text:p>
      <text:p text:style-name="P6"><text:s text:c="2"/>margin-bottom: 5px;</text:p>
      <text:p text:style-name="P6">}</text:p>
      <text:p text:style-name="P6"/>
      <text:p text:style-name="P6">input,</text:p>
      <text:p text:style-name="P6">select {</text:p>
      <text:p text:style-name="P6"><text:s text:c="2"/>background: #f9f9f9;</text:p>
      <text:p text:style-name="P6"><text:s text:c="2"/>border: 1px solid #e5e5e5;</text:p>
      <text:p text:style-name="P6"><text:s text:c="2"/>border-radius: 8px;</text:p>
      <text:p text:style-name="P6"><text:s text:c="2"/>box-shadow: inset 0 1px 1px #e1e1e1;</text:p>
      <text:p text:style-name="P6"><text:s text:c="2"/>font-size: 16px;</text:p>
      <text:p text:style-name="P6"><text:s text:c="2"/>padding: 8px;</text:p>
      <text:p text:style-name="P6">}</text:p>
      <text:p text:style-name="P6"/>
      <text:p text:style-name="P6">.select-state {</text:p>
      <text:p text:style-name="P6"><text:s text:c="2"/>width: 100%;</text:p>
      <text:p text:style-name="P6">}</text:p>
      <text:p text:style-name="P6"/>
      <text:p text:style-name="P6">.fieldset {</text:p>
      <text:p text:style-name="P6"><text:soft-page-break/><text:s text:c="2"/>margin-top: 20px;</text:p>
      <text:p text:style-name="P6">}</text:p>
      <text:p text:style-name="P6"/>
      <text:p text:style-name="P6">.fieldsets-group {</text:p>
      <text:p text:style-name="P6"><text:s text:c="2"/>display: flex;</text:p>
      <text:p text:style-name="P6"><text:s text:c="2"/>justify-content: space-between;</text:p>
      <text:p text:style-name="P6">}</text:p>
      <text:p text:style-name="P6"/>
      <text:p text:style-name="P6">.fieldset-1of2 {</text:p>
      <text:p text:style-name="P6"><text:s text:c="2"/>flex-basis: 50%;</text:p>
      <text:p text:style-name="P6">}</text:p>
      <text:p text:style-name="P6"/>
      <text:p text:style-name="P6">.fieldset-1of2 + .fieldset-1of2 {</text:p>
      <text:p text:style-name="P6"><text:s text:c="2"/>margin-left: 30px;</text:p>
      <text:p text:style-name="P6">}</text:p>
      <text:p text:style-name="P6"/>
      <text:p text:style-name="P6">.fieldsets-location {</text:p>
      <text:p text:style-name="P6"><text:s text:c="2"/>flex-wrap: wrap;</text:p>
      <text:p text:style-name="P6">}</text:p>
      <text:p text:style-name="P6"/>
      <text:p text:style-name="P6">.fieldset-city {</text:p>
      <text:p text:style-name="P6"><text:s text:c="2"/>flex-basis: 100%;</text:p>
      <text:p text:style-name="P6"><text:s text:c="2"/>flex-shrink: 0;</text:p>
      <text:p text:style-name="P6">}</text:p>
      <text:p text:style-name="P6"/>
      <text:p text:style-name="P6">.fieldset-state {</text:p>
      <text:p text:style-name="P6"><text:s text:c="2"/>flex-basis: 50%;</text:p>
      <text:p text:style-name="P6"><text:s text:c="2"/>padding-right: 15px;</text:p>
      <text:p text:style-name="P6">}</text:p>
      <text:p text:style-name="P6"/>
      <text:p text:style-name="P6">.fieldset-zip {</text:p>
      <text:p text:style-name="P6"><text:soft-page-break/><text:s text:c="2"/>flex-basis: 50%;</text:p>
      <text:p text:style-name="P6"><text:s text:c="2"/>padding-left: 15px;</text:p>
      <text:p text:style-name="P6">}</text:p>
      <text:p text:style-name="P6"/>
      <text:p text:style-name="P6">@media screen and (min-width: 600px) {</text:p>
      <text:p text:style-name="P6"/>
      <text:p text:style-name="P6"><text:s text:c="2"/>.fieldset-city {</text:p>
      <text:p text:style-name="P6"><text:s text:c="4"/>flex-basis: 50%;</text:p>
      <text:p text:style-name="P6"><text:s text:c="2"/>}</text:p>
      <text:p text:style-name="P6"/>
      <text:p text:style-name="P6"><text:s text:c="2"/>.fieldset-state {</text:p>
      <text:p text:style-name="P6"><text:s text:c="4"/>flex-basis: 35%;</text:p>
      <text:p text:style-name="P6"><text:s text:c="4"/>padding-left: 30px;</text:p>
      <text:p text:style-name="P6"><text:s text:c="2"/>}</text:p>
      <text:p text:style-name="P6"/>
      <text:p text:style-name="P6"><text:s text:c="2"/>.fieldset-zip {</text:p>
      <text:p text:style-name="P6"><text:s text:c="4"/>flex-basis: 15%;</text:p>
      <text:p text:style-name="P6"><text:s text:c="2"/>}</text:p>
      <text:p text:style-name="P6"/>
      <text:p text:style-name="P6">}</text:p>
      <text:p text:style-name="P6"/>
      <text:p text:style-name="P6">@media screen and (min-width: 600px) {</text:p>
      <text:p text:style-name="P6"/>
      <text:p text:style-name="P6"><text:s text:c="2"/>.fieldset-state {</text:p>
      <text:p text:style-name="P6"><text:s text:c="4"/>padding-left: 30px;</text:p>
      <text:p text:style-name="P6"><text:s text:c="2"/>}</text:p>
      <text:p text:style-name="P6"/>
      <text:p text:style-name="P6">}</text:p>
      <text:p text:style-name="P6"/>
      <text:p text:style-name="P6">.signIn-container {</text:p>
      <text:p text:style-name="P6"><text:s text:c="2"/>align-items: center;</text:p>
      <text:p text:style-name="P6"><text:soft-page-break/><text:s text:c="2"/>background: #fcfaff;</text:p>
      <text:p text:style-name="P6"><text:s text:c="2"/>display: flex;</text:p>
      <text:p text:style-name="P6"><text:s text:c="2"/>justify-content: center;</text:p>
      <text:p text:style-name="P6"><text:s text:c="2"/>min-height: 600px;</text:p>
      <text:p text:style-name="P6">}</text:p>
      <text:p text:style-name="P6"/>
      <text:p text:style-name="P6">.form-signIn {</text:p>
      <text:p text:style-name="P6"><text:s text:c="2"/>background: #ffffff;</text:p>
      <text:p text:style-name="P6"><text:s text:c="2"/>border: 1px solid #e5e5e5;</text:p>
      <text:p text:style-name="P6"><text:s text:c="2"/>border-radius: 4px;</text:p>
      <text:p text:style-name="P6"><text:s text:c="2"/>flex-direction: column;</text:p>
      <text:p text:style-name="P6"><text:s text:c="2"/>display: flex;</text:p>
      <text:p text:style-name="P6"><text:s text:c="2"/>max-width: 360px;</text:p>
      <text:p text:style-name="P6"><text:s text:c="2"/>padding: 10px 30px 30px 30px;</text:p>
      <text:p text:style-name="P6">}</text:p>
      <text:p text:style-name="P6"/>
      <text:p text:style-name="P6">.btn-signIn {</text:p>
      <text:p text:style-name="P6"><text:s text:c="3"/>align-self: flex-end;</text:p>
      <text:p text:style-name="P6"><text:s text:c="2"/>margin-top: 24px;</text:p>
      <text:p text:style-name="P6">}</text:p>
      <text:p text:style-name="P6"/>
      <text:p text:style-name="P6">.fieldset-signIn {</text:p>
      <text:p text:style-name="P6"><text:s text:c="2"/>display: flex;</text:p>
      <text:p text:style-name="P6">}</text:p>
      <text:p text:style-name="P6"/>
      <text:p text:style-name="P6">.fieldset-icon {</text:p>
      <text:p text:style-name="P6"><text:s text:c="2"/>align-items: center;</text:p>
      <text:p text:style-name="P6"><text:s text:c="2"/>border: 1px solid #e5e5e5;</text:p>
      <text:p text:style-name="P6"><text:s text:c="2"/>border-right: 0;</text:p>
      <text:p text:style-name="P6"><text:s text:c="2"/>border-radius: 8px 0 0 8px;</text:p>
      <text:p text:style-name="P6"><text:s text:c="2"/>display: flex;</text:p>
      <text:p text:style-name="P6"><text:soft-page-break/><text:s text:c="2"/>padding: 0 8px;</text:p>
      <text:p text:style-name="P6">}</text:p>
      <text:p text:style-name="P6"/>
      <text:p text:style-name="P6">.fieldset-signIn input {</text:p>
      <text:p text:style-name="P6"><text:s text:c="2"/>border-radius: 0 8px 8px 0;</text:p>
      <text:p text:style-name="P6">}</text:p>
      <text:p text:style-name="P6"/>
      <text:p text:style-name="P6">@media screen and (min-width: 420px) {</text:p>
      <text:p text:style-name="P6"><text:s text:c="2"/>.fieldset-signIn {</text:p>
      <text:p text:style-name="P6"><text:s text:c="4"/>min-width: 280px;</text:p>
      <text:p text:style-name="P6"><text:s text:c="2"/>}</text:p>
      <text:p text:style-name="P6">}</text:p>
      <text:p text:style-name="P7">Aligning in a Page</text:p>
      <text:p text:style-name="P7">We have styles set for our sign-in form, but no flexbox yet. We want the form to be vertically and horizontally centered.</text:p>
      <text:p text:style-name="P7">Start by making the div containing the form a flex container.</text:p>
      <text:p text:style-name="P7">Use the flexbox property and value to center the form on the main axis.</text:p>
      <text:p text:style-name="P7"><text:line-break/>Use the flexbox property and value to center the form on the cross axis.</text:p>
      <text:p text:style-name="P7">Our form has icons that we'd like to have aligned to the left of the input and centered vertically. This will take a combination of nested flex containers to achieve </text:p>
      <text:p text:style-name="P7">Make the div that contains the icon div and the input a flex container.</text:p>
      <text:p text:style-name="P7"><text:line-break/><text:line-break/></text:p>
      <text:p text:style-name="P7"><text:line-break/>&lt;div class='signIn-container'&gt;</text:p>
      <text:p text:style-name="P7"><text:s text:c="2"/>&lt;form class='form-signIn'&gt;</text:p>
      <text:p text:style-name="P7"><text:s text:c="4"/>&lt;div class='fieldset fieldset-email'&gt;</text:p>
      <text:p text:style-name="P7"><text:s text:c="6"/>&lt;label&gt;Email&lt;/label&gt;</text:p>
      <text:p text:style-name="P7"><text:s text:c="6"/>&lt;div class='fieldset-signIn'&gt;</text:p>
      <text:p text:style-name="P7"><text:s text:c="8"/>&lt;div class='fieldset-icon'&gt;</text:p>
      <text:p text:style-name="P7"><text:s text:c="10"/>&lt;img src='assets/images/icon-email.svg' width='15' /&gt;</text:p>
      <text:p text:style-name="P7"><text:soft-page-break/><text:s text:c="8"/>&lt;/div&gt;</text:p>
      <text:p text:style-name="P7"><text:s text:c="8"/>&lt;input id='signIn-email' type='email' /&gt;</text:p>
      <text:p text:style-name="P7"><text:s text:c="6"/>&lt;/div&gt;</text:p>
      <text:p text:style-name="P7"><text:s text:c="4"/>&lt;/div&gt;</text:p>
      <text:p text:style-name="P7"><text:s text:c="4"/>&lt;div class='fieldset'&gt;</text:p>
      <text:p text:style-name="P7"><text:s text:c="6"/>&lt;label&gt;Password&lt;/label&gt;</text:p>
      <text:p text:style-name="P7"><text:s text:c="6"/>&lt;div class='fieldset-signIn'&gt;</text:p>
      <text:p text:style-name="P7"><text:s text:c="8"/>&lt;div class='fieldset-icon'&gt;</text:p>
      <text:p text:style-name="P7"><text:s text:c="10"/>&lt;img src='assets/images/icon-lock.svg' width='15' /&gt;</text:p>
      <text:p text:style-name="P7"><text:s text:c="8"/>&lt;/div&gt;</text:p>
      <text:p text:style-name="P7"><text:s text:c="8"/>&lt;input id='signIn-password' type='password' /&gt;</text:p>
      <text:p text:style-name="P7"><text:s text:c="6"/>&lt;/div&gt;</text:p>
      <text:p text:style-name="P7"><text:s text:c="4"/>&lt;/div&gt;</text:p>
      <text:p text:style-name="P7"><text:s text:c="4"/>&lt;button class='btn btn-signIn'&gt;Sign In&lt;/button&gt;</text:p>
      <text:p text:style-name="P7"><text:s text:c="2"/>&lt;/form&gt;</text:p>
      <text:p text:style-name="P7">&lt;/div&gt;</text:p>
      <text:p text:style-name="P7"/>
      <text:p text:style-name="P7">form {</text:p>
      <text:p text:style-name="P7"><text:s text:c="2"/>max-width: 700px;</text:p>
      <text:p text:style-name="P7"><text:s text:c="2"/>padding: 0 20px 20px 20px;</text:p>
      <text:p text:style-name="P7">}</text:p>
      <text:p text:style-name="P7"/>
      <text:p text:style-name="P7">input,</text:p>
      <text:p text:style-name="P7">label {</text:p>
      <text:p text:style-name="P7"><text:s text:c="2"/>display: block;</text:p>
      <text:p text:style-name="P7"><text:s text:c="2"/>width: 100%;</text:p>
      <text:p text:style-name="P7">}</text:p>
      <text:p text:style-name="P7"/>
      <text:p text:style-name="P7">label {</text:p>
      <text:p text:style-name="P7"><text:s text:c="2"/>font-weight: bold;</text:p>
      <text:p text:style-name="P7"><text:s text:c="2"/>margin-bottom: 5px;</text:p>
      <text:p text:style-name="P7"><text:soft-page-break/>}</text:p>
      <text:p text:style-name="P7"/>
      <text:p text:style-name="P7">input,</text:p>
      <text:p text:style-name="P7">select {</text:p>
      <text:p text:style-name="P7"><text:s text:c="2"/>background: #f9f9f9;</text:p>
      <text:p text:style-name="P7"><text:s text:c="2"/>border: 1px solid #e5e5e5;</text:p>
      <text:p text:style-name="P7"><text:s text:c="2"/>border-radius: 8px;</text:p>
      <text:p text:style-name="P7"><text:s text:c="2"/>box-shadow: inset 0 1px 1px #e1e1e1;</text:p>
      <text:p text:style-name="P7"><text:s text:c="2"/>font-size: 16px;</text:p>
      <text:p text:style-name="P7"><text:s text:c="2"/>padding: 8px;</text:p>
      <text:p text:style-name="P7">}</text:p>
      <text:p text:style-name="P7"/>
      <text:p text:style-name="P7">.select-state {</text:p>
      <text:p text:style-name="P7"><text:s text:c="2"/>width: 100%;</text:p>
      <text:p text:style-name="P7">}</text:p>
      <text:p text:style-name="P7"/>
      <text:p text:style-name="P7">.fieldset {</text:p>
      <text:p text:style-name="P7"><text:s text:c="2"/>margin-top: 20px;</text:p>
      <text:p text:style-name="P7">}</text:p>
      <text:p text:style-name="P7"/>
      <text:p text:style-name="P7">.fieldsets-group {</text:p>
      <text:p text:style-name="P7"><text:s text:c="2"/>aligns-items: center; </text:p>
      <text:p text:style-name="P7"><text:s text:c="2"/>justify-content: center;</text:p>
      <text:p text:style-name="P7"><text:s text:c="2"/>display: flex;</text:p>
      <text:p text:style-name="P7"><text:s text:c="2"/>justify-content: space-between;</text:p>
      <text:p text:style-name="P7">}</text:p>
      <text:p text:style-name="P7"/>
      <text:p text:style-name="P7">.fieldset-1of2 + .fieldset-1of2 {</text:p>
      <text:p text:style-name="P7"><text:s text:c="2"/>margin-left: 30px;</text:p>
      <text:p text:style-name="P7">}</text:p>
      <text:p text:style-name="P7"/>
      <text:p text:style-name="P7"><text:soft-page-break/>.fieldset-state {</text:p>
      <text:p text:style-name="P7"><text:s text:c="2"/>padding-right: 15px;</text:p>
      <text:p text:style-name="P7">}</text:p>
      <text:p text:style-name="P7"/>
      <text:p text:style-name="P7">.fieldset-zip {</text:p>
      <text:p text:style-name="P7"><text:s text:c="2"/>padding-left: 15px;</text:p>
      <text:p text:style-name="P7">}</text:p>
      <text:p text:style-name="P7">@media screen and (min-width: 600px) {</text:p>
      <text:p text:style-name="P7"><text:s text:c="2"/>.fieldset-state {</text:p>
      <text:p text:style-name="P7"><text:s text:c="4"/>padding-left: 30px;</text:p>
      <text:p text:style-name="P7"><text:s text:c="2"/>}</text:p>
      <text:p text:style-name="P7">}</text:p>
      <text:p text:style-name="P7"/>
      <text:p text:style-name="P7">.signIn-container {</text:p>
      <text:p text:style-name="P7"><text:s text:c="4"/>display: flex;</text:p>
      <text:p text:style-name="P7"><text:s text:c="2"/>background: #fcfaff;</text:p>
      <text:p text:style-name="P7"><text:s text:c="2"/>min-height: 600px;</text:p>
      <text:p text:style-name="P7">}</text:p>
      <text:p text:style-name="P7"/>
      <text:p text:style-name="P7">.form-signIn {</text:p>
      <text:p text:style-name="P7"><text:s text:c="2"/>background: #ffffff;</text:p>
      <text:p text:style-name="P7"><text:s text:c="2"/>border: 1px solid #e5e5e5;</text:p>
      <text:p text:style-name="P7"><text:s text:c="2"/>border-radius: 4px;</text:p>
      <text:p text:style-name="P7"><text:s text:c="2"/>max-width: 360px;</text:p>
      <text:p text:style-name="P7"><text:s text:c="2"/>padding: 10px 30px 30px 30px;</text:p>
      <text:p text:style-name="P7">}</text:p>
      <text:p text:style-name="P7"/>
      <text:p text:style-name="P7">.btn-signIn {</text:p>
      <text:p text:style-name="P7"><text:s text:c="2"/>margin-top: 24px;</text:p>
      <text:p text:style-name="P7">}</text:p>
      <text:p text:style-name="P7"/>
      <text:p text:style-name="P7"><text:soft-page-break/>.fieldset-signIn {</text:p>
      <text:p text:style-name="P7"><text:s text:c="2"/>display: flex;</text:p>
      <text:p text:style-name="P7">}</text:p>
      <text:p text:style-name="P7"/>
      <text:p text:style-name="P7">.fieldset-icon {</text:p>
      <text:p text:style-name="P7"><text:s text:c="2"/>align-items: center;</text:p>
      <text:p text:style-name="P7"><text:s text:c="2"/>border: 1px solid #e5e5e5;</text:p>
      <text:p text:style-name="P7"><text:s text:c="2"/>border-right: 0;</text:p>
      <text:p text:style-name="P7"><text:s text:c="2"/>border-radius: 8px 0 0 8px;</text:p>
      <text:p text:style-name="P7"><text:s text:c="2"/>padding: 0 8px;</text:p>
      <text:p text:style-name="P7"><text:s text:c="2"/>display: flex;</text:p>
      <text:p text:style-name="P7">}</text:p>
      <text:p text:style-name="P7"/>
      <text:p text:style-name="P7">.fieldset-signIn input {</text:p>
      <text:p text:style-name="P7"><text:s text:c="2"/>border-radius: 0 8px 8px 0;</text:p>
      <text:p text:style-name="P7">}</text:p>
      <text:p text:style-name="P7"/>
      <text:p text:style-name="P7">@media screen and (min-width: 420px) {</text:p>
      <text:p text:style-name="P7"><text:s text:c="2"/>.fieldset-signIn {</text:p>
      <text:p text:style-name="P7"><text:s text:c="4"/>min-width: 280px;</text:p>
      <text:p text:style-name="P7"><text:s text:c="2"/>}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onospace"/>
    <style:font-face style:name="Open Sans" svg:font-family="'Open Sans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49:30.207000000</meta:creation-date>
    <dc:date>2017-01-24T17:58:38.479000000</dc:date>
    <meta:editing-duration>PT4H38M9S</meta:editing-duration>
    <meta:editing-cycles>3</meta:editing-cycles>
    <meta:generator>LibreOffice/5.2.3.3$Windows_x86 LibreOffice_project/d54a8868f08a7b39642414cf2c8ef2f228f780cf</meta:generator>
    <meta:document-statistic meta:table-count="0" meta:image-count="0" meta:object-count="0" meta:page-count="19" meta:paragraph-count="510" meta:word-count="1448" meta:character-count="12385" meta:non-whitespace-character-count="10221"/>
  </office:meta>
</office:document-meta>
</file>